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f27c" officeooo:paragraph-rsid="0018f27c"/>
    </style:style>
    <style:style style:name="P2" style:family="paragraph" style:parent-style-name="Standard">
      <style:text-properties officeooo:rsid="001930ae" officeooo:paragraph-rsid="001930ae"/>
    </style:style>
    <style:style style:name="P3" style:family="paragraph" style:parent-style-name="Standard">
      <style:text-properties officeooo:rsid="001e4079" officeooo:paragraph-rsid="001e4079"/>
    </style:style>
    <style:style style:name="P4" style:family="paragraph" style:parent-style-name="Standard">
      <style:text-properties fo:font-weight="bold" officeooo:rsid="0021e83c" officeooo:paragraph-rsid="0021e83c" style:font-weight-asian="bold" style:font-weight-complex="bold"/>
    </style:style>
    <style:style style:name="P5" style:family="paragraph" style:parent-style-name="Standard">
      <style:text-properties officeooo:rsid="0021e83c" officeooo:paragraph-rsid="0021e83c"/>
    </style:style>
    <style:style style:name="P6" style:family="paragraph" style:parent-style-name="Standard">
      <style:text-properties officeooo:rsid="0021e83c" officeooo:paragraph-rsid="00398c96"/>
    </style:style>
    <style:style style:name="P7" style:family="paragraph" style:parent-style-name="Standard">
      <style:text-properties officeooo:rsid="00241177" officeooo:paragraph-rsid="00241177"/>
    </style:style>
    <style:style style:name="P8" style:family="paragraph" style:parent-style-name="Standard">
      <style:text-properties officeooo:rsid="002798b1" officeooo:paragraph-rsid="002798b1"/>
    </style:style>
    <style:style style:name="P9" style:family="paragraph" style:parent-style-name="Standard">
      <style:text-properties officeooo:rsid="002798b1" officeooo:paragraph-rsid="0038e0b7"/>
    </style:style>
    <style:style style:name="P10" style:family="paragraph" style:parent-style-name="Standard">
      <style:text-properties fo:font-size="10pt" officeooo:rsid="002798b1" officeooo:paragraph-rsid="002798b1" style:font-size-asian="10pt" style:font-size-complex="10pt"/>
    </style:style>
    <style:style style:name="P11" style:family="paragraph" style:parent-style-name="Standard">
      <style:text-properties fo:font-size="10pt" officeooo:rsid="0038e0b7" officeooo:paragraph-rsid="0038e0b7" style:font-size-asian="10pt" style:font-size-complex="10pt"/>
    </style:style>
    <style:style style:name="P12" style:family="paragraph" style:parent-style-name="Standard">
      <style:text-properties fo:font-size="10pt" officeooo:rsid="003b47ec" officeooo:paragraph-rsid="003b47ec" style:font-size-asian="10pt" style:font-size-complex="10pt"/>
    </style:style>
    <style:style style:name="P13" style:family="paragraph" style:parent-style-name="Standard">
      <style:text-properties fo:font-size="10pt" officeooo:rsid="003b47ec" officeooo:paragraph-rsid="003e5d6b" style:font-size-asian="10pt" style:font-size-complex="10pt"/>
    </style:style>
    <style:style style:name="P14" style:family="paragraph" style:parent-style-name="Standard">
      <style:text-properties fo:font-size="10pt" officeooo:rsid="003b84c3" officeooo:paragraph-rsid="003b84c3" style:font-size-asian="10pt" style:font-size-complex="10pt"/>
    </style:style>
    <style:style style:name="P15" style:family="paragraph" style:parent-style-name="Standard">
      <style:text-properties officeooo:rsid="002a7c6f" officeooo:paragraph-rsid="002a7c6f"/>
    </style:style>
    <style:style style:name="P16" style:family="paragraph" style:parent-style-name="Standard">
      <style:text-properties officeooo:rsid="002a7c6f" officeooo:paragraph-rsid="00367f07"/>
    </style:style>
    <style:style style:name="P17" style:family="paragraph" style:parent-style-name="Standard">
      <style:text-properties officeooo:rsid="0038e0b7" officeooo:paragraph-rsid="0038e0b7"/>
    </style:style>
    <style:style style:name="P18" style:family="paragraph" style:parent-style-name="Standard">
      <style:text-properties officeooo:rsid="003b47ec" officeooo:paragraph-rsid="003b47ec"/>
    </style:style>
    <style:style style:name="P19" style:family="paragraph" style:parent-style-name="Standard">
      <style:text-properties officeooo:rsid="003b47ec" officeooo:paragraph-rsid="003e5d6b"/>
    </style:style>
    <style:style style:name="P20" style:family="paragraph" style:parent-style-name="Standard">
      <style:text-properties officeooo:rsid="00416a62" officeooo:paragraph-rsid="00416a62"/>
    </style:style>
    <style:style style:name="P21" style:family="paragraph" style:parent-style-name="Standard">
      <style:text-properties fo:font-size="11pt" officeooo:rsid="00416a62" officeooo:paragraph-rsid="00416a62" style:font-size-asian="11pt" style:font-size-complex="11pt"/>
    </style:style>
    <style:style style:name="P22" style:family="paragraph" style:parent-style-name="Standard">
      <style:text-properties fo:font-size="11pt" officeooo:rsid="003b47ec" officeooo:paragraph-rsid="00431669" style:font-size-asian="11pt" style:font-size-complex="11pt"/>
    </style:style>
    <style:style style:name="P23" style:family="paragraph" style:parent-style-name="Standard">
      <style:text-properties fo:font-size="11pt" officeooo:rsid="00445d99" officeooo:paragraph-rsid="00445d99" style:font-size-asian="11pt" style:font-size-complex="11pt"/>
    </style:style>
    <style:style style:name="P24" style:family="paragraph" style:parent-style-name="Standard">
      <style:text-properties fo:font-size="11pt" officeooo:rsid="00489025" officeooo:paragraph-rsid="00489025" style:font-size-asian="11pt" style:font-size-complex="11pt"/>
    </style:style>
    <style:style style:name="P25" style:family="paragraph" style:parent-style-name="Standard">
      <style:text-properties fo:font-size="11pt" officeooo:rsid="004f9a75" officeooo:paragraph-rsid="004f9a75" style:font-size-asian="11pt" style:font-size-complex="11pt"/>
    </style:style>
    <style:style style:name="P26" style:family="paragraph" style:parent-style-name="Standard">
      <style:text-properties fo:font-size="11pt" officeooo:rsid="0059cc85" officeooo:paragraph-rsid="0059cc85" style:font-size-asian="11pt" style:font-size-complex="11pt"/>
    </style:style>
    <style:style style:name="P27" style:family="paragraph" style:parent-style-name="Standard">
      <style:text-properties fo:font-size="11pt" fo:font-weight="bold" officeooo:rsid="00489025" officeooo:paragraph-rsid="00489025" style:font-size-asian="11pt" style:font-weight-asian="bold" style:font-size-complex="11pt" style:font-weight-complex="bold"/>
    </style:style>
    <style:style style:name="P28"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29" style:family="paragraph" style:parent-style-name="Standard">
      <style:paragraph-properties fo:margin-left="0in" fo:margin-right="0in" fo:text-align="start" style:justify-single-word="false" fo:text-indent="0in" style:auto-text-indent="false"/>
      <style:text-properties fo:font-size="11pt" style:font-size-asian="11pt" style:font-size-complex="11pt"/>
    </style:style>
    <style:style style:name="T1" style:family="text">
      <style:text-properties officeooo:rsid="0019d075"/>
    </style:style>
    <style:style style:name="T2" style:family="text">
      <style:text-properties officeooo:rsid="001eaac0"/>
    </style:style>
    <style:style style:name="T3" style:family="text">
      <style:text-properties fo:font-weight="bold" style:font-weight-asian="bold" style:font-weight-complex="bold"/>
    </style:style>
    <style:style style:name="T4" style:family="text">
      <style:text-properties officeooo:rsid="0022f294"/>
    </style:style>
    <style:style style:name="T5" style:family="text">
      <style:text-properties officeooo:rsid="0028d652"/>
    </style:style>
    <style:style style:name="T6" style:family="text">
      <style:text-properties fo:font-size="10pt" style:font-size-asian="10pt" style:font-size-complex="10pt"/>
    </style:style>
    <style:style style:name="T7" style:family="text">
      <style:text-properties fo:font-size="10pt" officeooo:rsid="00398c96" style:font-size-asian="10pt" style:font-size-complex="10pt"/>
    </style:style>
    <style:style style:name="T8" style:family="text">
      <style:text-properties fo:font-size="10pt" officeooo:rsid="003b2aba" style:font-size-asian="10pt" style:font-size-complex="10pt"/>
    </style:style>
    <style:style style:name="T9" style:family="text">
      <style:text-properties officeooo:rsid="002ae21f"/>
    </style:style>
    <style:style style:name="T10" style:family="text">
      <style:text-properties officeooo:rsid="002de1da"/>
    </style:style>
    <style:style style:name="T11" style:family="text">
      <style:text-properties fo:color="#000000" style:font-name="Monospace"/>
    </style:style>
    <style:style style:name="T12" style:family="text">
      <style:text-properties fo:color="#000000" style:font-name="Monospace" style:text-underline-style="solid" style:text-underline-width="auto" style:text-underline-color="font-color"/>
    </style:style>
    <style:style style:name="T13" style:family="text">
      <style:text-properties fo:color="#000000" style:font-name="Monospace" fo:font-weight="bold" style:font-weight-asian="bold"/>
    </style:style>
    <style:style style:name="T14" style:family="text">
      <style:text-properties fo:color="#000000" style:font-name="Monospace" fo:font-weight="bold" officeooo:rsid="0038e0b7" style:font-weight-asian="bold"/>
    </style:style>
    <style:style style:name="T15" style:family="text">
      <style:text-properties fo:color="#7f0055" style:font-name="Monospace" fo:font-weight="bold" style:font-weight-asian="bold"/>
    </style:style>
    <style:style style:name="T16" style:family="text">
      <style:text-properties officeooo:rsid="003b84c3"/>
    </style:style>
    <style:style style:name="T17" style:family="text">
      <style:text-properties fo:color="#3f7f5f" style:font-name="Monospace"/>
    </style:style>
    <style:style style:name="T18" style:family="text">
      <style:text-properties fo:color="#005032" style:font-name="Monospace"/>
    </style:style>
    <style:style style:name="T19" style:family="text">
      <style:text-properties officeooo:rsid="0042f02c"/>
    </style:style>
    <style:style style:name="T20" style:family="text">
      <style:text-properties officeooo:rsid="00431669"/>
    </style:style>
    <style:style style:name="T21" style:family="text">
      <style:text-properties officeooo:rsid="0046328a"/>
    </style:style>
    <style:style style:name="T22" style:family="text">
      <style:text-properties officeooo:rsid="0048afab"/>
    </style:style>
    <style:style style:name="T23" style:family="text">
      <style:text-properties officeooo:rsid="00550dc9"/>
    </style:style>
    <style:style style:name="T24" style:family="text">
      <style:text-properties officeooo:rsid="0059cc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INDI Concept</text:span></text:p>
      <text:p text:style-name="P1"/>
      <text:p text:style-name="P2">NOTE: INDI as a server centric approach – i.e. the devices and also the connection states (and all the other states) are stored on the server. That also means that the client program may not be the only client which is trying to gain control over the states / modify values on the server. That implies that <text:span text:style-name="T1">there is a two way communication: The client can modify values on the server (for certain devices) by calling different set functions. On the other hand other clients may do the same. In INDI this results in a notification message which is sent from theserver to each connected client. This may be different in other, non server centric approaches where the client has exclusive control over the devices. The generic It is a difficult decision if the generic API should support both directions out of the box or not. Possibly for a simple / first Version this is not required and „back-channel“ from the server may be ignored.</text:span></text:p>
      <text:p text:style-name="P3">In INDI each device has properties. Each property has a <text:span text:style-name="T2">state which indicates if a property can currently be modified or not (busy state). Whenever the client is trying to set a value via the generic API, it would result in throwing an exception in case the property is currently busy.</text:span></text:p>
      <text:p text:style-name="P3"/>
      <text:p text:style-name="P3"/>
      <text:p text:style-name="P4">Architecture</text:p>
      <text:p text:style-name="P5"/>
      <text:p text:style-name="P5">The generic API <text:span text:style-name="T4">currently </text:span>provides the following classes:</text:p>
      <text:p text:style-name="P5"/>
      <text:p text:style-name="P5">-DeviceManagerT</text:p>
      <text:p text:style-name="P5">-<text:span text:style-name="T4">DeviceConnectorT</text:span></text:p>
      <text:p text:style-name="P5">-DeviceT</text:p>
      <text:p text:style-name="P5">-CameraT</text:p>
      <text:p text:style-name="P5">-FocusT</text:p>
      <text:p text:style-name="P5">-FilterT</text:p>
      <text:p text:style-name="P5"/>
      <text:p text:style-name="P7">It is possible to read and write device poroperties using those interfaces. In INDI this is different:</text:p>
      <text:p text:style-name="P5"/>
      <text:p text:style-name="P7">In addition, in order get informed by the server about news (e.g. a property value has changed, a new property exits or was removed, etc…), there is the INDI::BaseMediator interface which implements the following methods:</text:p>
      <text:p text:style-name="P7"/>
      <text:p text:style-name="P7"><text:s text:c="4"/>virtual void newDevice(INDI::BaseDevice *dp) <text:s/>=0;</text:p>
      <text:p text:style-name="P7"><text:s text:c="4"/>virtual void removeDevice(INDI::BaseDevice *dp) <text:s/>=0;</text:p>
      <text:p text:style-name="P7"><text:s text:c="4"/>virtual void newProperty(INDI::Property *property) <text:s/>=0;</text:p>
      <text:p text:style-name="P7"><text:s text:c="4"/>virtual void removeProperty(INDI::Property *property) <text:s/>=0;</text:p>
      <text:p text:style-name="P7"><text:s text:c="4"/>virtual void newBLOB(IBLOB *bp) =0;</text:p>
      <text:p text:style-name="P7"><text:s text:c="4"/>virtual void newSwitch(ISwitchVectorProperty *svp) =0;</text:p>
      <text:p text:style-name="P7"><text:s text:c="4"/>virtual void newNumber(INumberVectorProperty *nvp) =0;</text:p>
      <text:p text:style-name="P7"><text:s text:c="4"/>virtual void newText(ITextVectorProperty *tvp) =0;</text:p>
      <text:p text:style-name="P7"><text:s text:c="4"/>virtual void newLight(ILightVectorProperty *lvp) =0;</text:p>
      <text:p text:style-name="P7"><text:s text:c="4"/>virtual void newMessage(INDI::BaseDevice *dp, int messageID) =0;</text:p>
      <text:p text:style-name="P7"><text:s text:c="4"/>virtual void serverConnected() =0;</text:p>
      <text:p text:style-name="P7"><text:s text:c="4"/>virtual void serverDisconnected(int exit_code) =0;</text:p>
      <text:p text:style-name="P7"/>
      <text:p text:style-name="P5"/>
      <text:p text:style-name="P5"/>
      <text:p text:style-name="P8"><text:soft-page-break/>In addition the INDI::BaseClient class exists which acually implements the Mediator IF. In addition it holds methods to connect to the INDI server, connect to INDI devices and set device properties. <text:span text:style-name="T5">The list fo available functions is:</text:span></text:p>
      <text:p text:style-name="P8"/>
      <text:p text:style-name="P10"><text:s text:c="4"/>void setServer(const char * hostname, unsigned int port);</text:p>
      <text:p text:style-name="P10"><text:s text:c="4"/>void watchDevice(const char * deviceName);</text:p>
      <text:p text:style-name="P10"><text:s text:c="4"/>bool connectServer();</text:p>
      <text:p text:style-name="P10"><text:s text:c="4"/>bool disconnectServer();</text:p>
      <text:p text:style-name="P10"><text:s text:c="4"/>void connectDevice(const char *deviceName);</text:p>
      <text:p text:style-name="P10"><text:s text:c="4"/>void disconnectDevice(const char *deviceName);</text:p>
      <text:p text:style-name="P10"><text:s text:c="4"/>INDI::BaseDevice * getDevice(const char * deviceName);</text:p>
      <text:p text:style-name="P10"><text:s text:c="4"/>const vector&lt;INDI::BaseDevice *&gt; &amp; getDevices() const</text:p>
      <text:p text:style-name="P10"><text:s text:c="4"/>void setBLOBMode(BLOBHandling blobH, const char *dev, const char *prop = NULL);</text:p>
      <text:p text:style-name="P10"><text:s text:c="4"/>static void * listenHelper(void *context)</text:p>
      <text:p text:style-name="P10"><text:s text:c="4"/>const char * getHost()</text:p>
      <text:p text:style-name="P10"><text:s text:c="4"/>int getPort()</text:p>
      <text:p text:style-name="P10"><text:s text:c="4"/>void sendNewText (ITextVectorProperty *pp);</text:p>
      <text:p text:style-name="P10"><text:s text:c="4"/>void sendNewText (const char * deviceName, const char * propertyName, const char* elementName, const char *text);</text:p>
      <text:p text:style-name="P10"><text:s text:c="4"/>void sendNewNumber (INumberVectorProperty *pp);</text:p>
      <text:p text:style-name="P10"><text:s text:c="4"/>void sendNewNumber (const char * deviceName, const char *propertyName, const char* elementName, double value);</text:p>
      <text:p text:style-name="P10"><text:s text:c="4"/>void sendNewSwitch (ISwitchVectorProperty *pp);</text:p>
      <text:p text:style-name="P10"><text:s text:c="4"/>void sendNewSwitch (const char * deviceName, const char *propertyName, const char *elementName);</text:p>
      <text:p text:style-name="P10"><text:s text:c="4"/>void startBlob( const char *devName, const char *propName, const char *timestamp);</text:p>
      <text:p text:style-name="P10"><text:s text:c="4"/>void sendOneBlob( const char *blobName, unsigned int blobSize, const char *blobFormat, void * blobBuffer);</text:p>
      <text:p text:style-name="P10"><text:s text:c="4"/>void finishBlob();</text:p>
      <text:p text:style-name="P10"><text:s text:c="4"/>void setVerbose(bool enable)</text:p>
      <text:p text:style-name="P10"><text:s text:c="4"/>bool isVerbose() const</text:p>
      <text:p text:style-name="P8"><text:span text:style-name="T6"><text:s text:c="4"/>void setConnectionTimeout(uint32_t seconds, uint32_t microseconds)</text:span></text:p>
      <text:p text:style-name="P8"/>
      <text:p text:style-name="P7"/>
      <text:p text:style-name="P15">There should only be one INDIC<text:span text:style-name="T10">l</text:span>ient instance per application <text:span text:style-name="T9">(not per device). Therefore the IndiDeviceManagerT class – which also just exists once – should hold this INDIClient. Actually it is worth a discussion if it should not directly intherrit from this class – even if this is not nice. An alternative to inherritance would be to encapsulate the INDIClient and provide register/unregister methods for certain events (→ maybe this already exists → see IndiClientT...).</text:span></text:p>
      <text:p text:style-name="P5"/>
      <text:p text:style-name="P16"><text:span text:style-name="T9">IndiClientT should then be contained by the IndiDeviceManagerT. </text:span></text:p>
      <text:p text:style-name="P5"/>
      <text:p text:style-name="P5"/>
      <text:p text:style-name="P5"/>
      <text:p text:style-name="P17">The DeviceT interface we provide is very simple so far:</text:p>
      <text:p text:style-name="P11"><text:span text:style-name="T15">virtual</text:span><text:span text:style-name="T11"> </text:span><text:span text:style-name="T12">std::string</text:span><text:span text:style-name="T11"> </text:span><text:span text:style-name="T13">getName</text:span><text:span text:style-name="T11">() </text:span><text:span text:style-name="T15">const</text:span><text:span text:style-name="T11"> = 0;</text:span></text:p>
      <text:p text:style-name="P28"><text:span text:style-name="T14">v</text:span><text:span text:style-name="T15">irtual</text:span><text:span text:style-name="T11"> </text:span><text:span text:style-name="T12">std::shared_ptr&lt;DeviceConnectorT&gt;</text:span><text:span text:style-name="T11"> </text:span><text:span text:style-name="T13">getConnector</text:span><text:span text:style-name="T11">() </text:span><text:span text:style-name="T15">const</text:span><text:span text:style-name="T11"> = 0;</text:span></text:p>
      <text:p text:style-name="P11"/>
      <text:p text:style-name="P9"><text:span text:style-name="T7">This somehow needs to be mapped to the </text:span><text:span text:style-name="T6">INDI::BaseDevice </text:span><text:span text:style-name="T7">class which represents a device in INDI. The big difference is that, the INDI devices do not hold any functions to directly change properties. Instead this needs to be done using the INDIClient (using the send functions). A possible mapping to our concept would be to just pass a reference (or pointer) </text:span><text:span text:style-name="T8">of the INDIClient to each of our IndiDeviceT instances (which hold / encapsulate </text:span><text:span text:style-name="T6">INDI::BaseDevice</text:span><text:span text:style-name="T8">).</text:span></text:p>
      <text:p text:style-name="P6"/>
      <text:p text:style-name="P6"/>
      <text:p text:style-name="P6"/>
      <text:p text:style-name="P6"/>
      <text:p text:style-name="P6"/>
      <text:p text:style-name="P6"/>
      <text:p text:style-name="P18"><text:soft-page-break/>The INDI::BaseDevice API looks like the following:</text:p>
      <text:p text:style-name="P18"/>
      <text:p text:style-name="P12"><text:s text:c="4"/>INumberVectorProperty * getNumber(const char *name)</text:p>
      <text:p text:style-name="P12"><text:s text:c="4"/>ITextVectorProperty * getText(const char *name)</text:p>
      <text:p text:style-name="P12"><text:s text:c="4"/>ISwitchVectorProperty * getSwitch(const char *name)</text:p>
      <text:p text:style-name="P12"><text:s text:c="4"/>ILightVectorProperty * getLight(const char *name)</text:p>
      <text:p text:style-name="P12"><text:s text:c="4"/>IBLOBVectorProperty * getBLOB(const char *name)</text:p>
      <text:p text:style-name="P12"><text:s text:c="4"/>IPState getPropertyState(const char *name)</text:p>
      <text:p text:style-name="P12"><text:s text:c="4"/>IPerm getPropertyPermission(const char *name)</text:p>
      <text:p text:style-name="P12"><text:s text:c="4"/>void registerProperty(void *p, INDI_PROPERTY_TYPE type)</text:p>
      <text:p text:style-name="P12"><text:s text:c="4"/>int removeProperty(const char *name, char *errmsg)</text:p>
      <text:p text:style-name="P12"><text:s text:c="4"/>void * getRawProperty(const char *name, INDI_PROPERTY_TYPE type = INDI_UNKNOWN)</text:p>
      <text:p text:style-name="P12"><text:s text:c="4"/>INDI::Property * getProperty(const char *name, INDI_PROPERTY_TYPE type = INDI_UNKNOWN)</text:p>
      <text:p text:style-name="P12"><text:s text:c="4"/>std::vector&lt;INDI::Property *&gt; * getProperties()</text:p>
      <text:p text:style-name="P12"><text:s text:c="4"/>bool buildSkeleton(const char *filename)</text:p>
      <text:p text:style-name="P12"><text:s text:c="4"/>bool isConnected()</text:p>
      <text:p text:style-name="P12"><text:s text:c="4"/>void setDeviceName(const char *dev)</text:p>
      <text:p text:style-name="P12"><text:s text:c="4"/>const char *getDeviceName()</text:p>
      <text:p text:style-name="P12"><text:s text:c="4"/>void addMessage(std::string msg)</text:p>
      <text:p text:style-name="P12"><text:s text:c="4"/>void checkMessage (XMLEle *root)</text:p>
      <text:p text:style-name="P12"><text:s text:c="4"/>void doMessage (XMLEle *msg)</text:p>
      <text:p text:style-name="P12"><text:s text:c="4"/>std::string messageQueue(int index)</text:p>
      <text:p text:style-name="P12"><text:s text:c="4"/>std::string lastMessage()</text:p>
      <text:p text:style-name="P12"><text:s text:c="4"/>void setMediator(INDI::BaseMediator *med) { mediator = med; }</text:p>
      <text:p text:style-name="P12"><text:s text:c="4"/>INDI::BaseMediator * getMediator() { return mediator; }</text:p>
      <text:p text:style-name="P12"><text:s text:c="4"/>const char *getDriverName()</text:p>
      <text:p text:style-name="P12"><text:s text:c="4"/>const char *getDriverExec()</text:p>
      <text:p text:style-name="P12"><text:s text:c="4"/>const char *getDriverVersion()</text:p>
      <text:p text:style-name="P12"><text:s text:c="4"/>virtual uint16_t getDriverInterface()</text:p>
      <text:p text:style-name="P12"/>
      <text:p text:style-name="P14"/>
      <text:p text:style-name="P19"><text:span text:style-name="T16">As already described above, this implies that the </text:span>INDI::BaseDevice API <text:span text:style-name="T16">only allows reading values. Be aware that Vector-Properties returned are just non-const pointers. So in principle you can easily modify those values.</text:span></text:p>
      <text:p text:style-name="P13"/>
      <text:p text:style-name="P13"><text:s text:c="4"/>INumberVectorProperty * getNumber(const char *name)</text:p>
      <text:p text:style-name="P13"/>
      <text:p text:style-name="P19"><text:span text:style-name="T16">However, the changes are not automatically communicated to the server. This requires an explicit call to one of the „send“ methods of the BaseClient.</text:span></text:p>
      <text:p text:style-name="P19"/>
      <text:p text:style-name="P20">In addition we <text:span text:style-name="T19">provide </text:span>a device connector <text:span text:style-name="T19">interface:</text:span></text:p>
      <text:p text:style-name="P20"/>
      <text:p text:style-name="P21"><text:span text:style-name="T15">virtual</text:span><text:span text:style-name="T11"> </text:span><text:span text:style-name="T15">void</text:span><text:span text:style-name="T11"> </text:span><text:span text:style-name="T13">connect</text:span><text:span text:style-name="T11">() = 0; <text:s text:c="4"/></text:span><text:span text:style-name="T17">// Expected to be non-blocking</text:span></text:p>
      <text:p text:style-name="P29"><text:span text:style-name="T15">virtual</text:span><text:span text:style-name="T11"> </text:span><text:span text:style-name="T15">void</text:span><text:span text:style-name="T11"> </text:span><text:span text:style-name="T13">disconnect</text:span><text:span text:style-name="T11">() = 0; <text:s/></text:span><text:span text:style-name="T17">// Expected to be non-blocking</text:span></text:p>
      <text:p text:style-name="P29"><text:span text:style-name="T15">virtual</text:span><text:span text:style-name="T11"> </text:span><text:span text:style-name="T15">bool</text:span><text:span text:style-name="T11"> </text:span><text:span text:style-name="T13">isConnected</text:span><text:span text:style-name="T11">() </text:span><text:span text:style-name="T15">const</text:span><text:span text:style-name="T11"> = 0;</text:span></text:p>
      <text:p text:style-name="P29"><text:span text:style-name="T15">virtual</text:span><text:span text:style-name="T11"> </text:span><text:span text:style-name="T15">bool</text:span><text:span text:style-name="T11"> </text:span><text:span text:style-name="T13">isConnecting</text:span><text:span text:style-name="T11">() </text:span><text:span text:style-name="T15">const</text:span><text:span text:style-name="T11"> = 0;</text:span></text:p>
      <text:p text:style-name="P29"><text:span text:style-name="T15">virtual</text:span><text:span text:style-name="T11"> </text:span><text:span text:style-name="T18">DeviceConnectionStateT</text:span><text:span text:style-name="T11">::</text:span><text:span text:style-name="T18">TypeE</text:span><text:span text:style-name="T11"> </text:span><text:span text:style-name="T13">getConnectionState</text:span><text:span text:style-name="T11">() </text:span><text:span text:style-name="T15">const</text:span><text:span text:style-name="T11"> = 0;</text:span></text:p>
      <text:p text:style-name="P29"><text:span text:style-name="T15">virtual</text:span><text:span text:style-name="T11"> </text:span><text:span text:style-name="T15">bool</text:span><text:span text:style-name="T11"> </text:span><text:span text:style-name="T13">supportsDevicePort</text:span><text:span text:style-name="T11">() </text:span><text:span text:style-name="T15">const</text:span><text:span text:style-name="T11"> = 0;</text:span></text:p>
      <text:p text:style-name="P29"><text:span text:style-name="T15">virtual</text:span><text:span text:style-name="T11"> </text:span><text:span text:style-name="T12">std::string</text:span><text:span text:style-name="T11"> </text:span><text:span text:style-name="T13">getDevicePort</text:span><text:span text:style-name="T11">() </text:span><text:span text:style-name="T15">const</text:span><text:span text:style-name="T11"> = 0;</text:span></text:p>
      <text:p text:style-name="P29"><text:span text:style-name="T15">virtual</text:span><text:span text:style-name="T11"> </text:span><text:span text:style-name="T15">void</text:span><text:span text:style-name="T11"> </text:span><text:span text:style-name="T13">setDevicePort</text:span><text:span text:style-name="T11">(</text:span><text:span text:style-name="T15">const</text:span><text:span text:style-name="T11"> </text:span><text:span text:style-name="T12">std::string</text:span><text:span text:style-name="T11"> &amp; inDevicePort) = 0;</text:span></text:p>
      <text:p text:style-name="P21"/>
      <text:p text:style-name="P21"/>
      <text:p text:style-name="P21"/>
      <text:p text:style-name="P21"/>
      <text:p text:style-name="P21"/>
      <text:p text:style-name="P22"><text:soft-page-break/><text:span text:style-name="T20">This interface exists to decouple the device connection logic from the actual device functionality. This makes sense since almost all devices have a similar logic which needs to be implemented to handle its connection.</text:span></text:p>
      <text:p text:style-name="P22"/>
      <text:p text:style-name="P23">In INDI the connection logic is part of the normal device logic <text:span text:style-name="T21">but is (as far as known) always controlled by the same properties</text:span>. <text:span text:style-name="T21">This way it is possible to write one IndiConnectorT class which uses those „standardized“ property names to handle the connection state.</text:span></text:p>
      <text:p text:style-name="P23"/>
      <text:p text:style-name="P24"/>
      <text:p text:style-name="P27">INDI Server</text:p>
      <text:p text:style-name="P24"/>
      <text:p text:style-name="P24">The INDI server is a sep. process which may or may not be controlled by our application. <text:span text:style-name="T22">It may be forked /executed from within our application in the future (as another option). In any case it must be supported that the INDI server runs somewhere else and is not under our control. An open question is if even multiple INDI servers should be supported at the same time. For the moment this is an advanced feature which is not required at the moment.</text:span></text:p>
      <text:p text:style-name="P24"/>
      <text:p text:style-name="P25">The application cfg should store the relevant INDI settings – i.e. the info if INDI should even be used, servername / IP, port and the question if it should be automatically connected. <text:span text:style-name="T23">A more generic configuration is the actual device manager which should be used within the application. This is not a decision which should be changed during runtime. This will probably just set once when the user decides if he wants to run on a Windows, Linux or whatever OS. Therefore it should at max be a property in the Application cfg. Another option is to make this decision at compile time already – this is actually the most promising way to go. This also makes sense since probably ASCOM will not be available on Linux and INDI will not be available on Windows and therefore the respective files won‘t compile anyway. Later the two device manager implementations may be moved to different shared libraries.</text:span></text:p>
      <text:p text:style-name="P25"/>
      <text:p text:style-name="P27">→<text:span text:style-name="T24"> make the decision which device mamager to use at compile time</text:span></text:p>
      <text:p text:style-name="P27"/>
      <text:p text:style-name="P26">xxx</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7:40:25.741290412</meta:creation-date>
    <dc:date>2019-05-28T18:40:42.998399036</dc:date>
    <meta:editing-duration>PT59M48S</meta:editing-duration>
    <meta:editing-cycles>57</meta:editing-cycles>
    <meta:generator>LibreOffice/6.1.5.2$Linux_X86_64 LibreOffice_project/10$Build-2</meta:generator>
    <meta:document-statistic meta:table-count="0" meta:image-count="0" meta:object-count="0" meta:page-count="4" meta:paragraph-count="103" meta:word-count="1296" meta:character-count="9227" meta:non-whitespace-character-count="7762"/>
  </office:meta>
</office:document-meta>
</file>